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B00000132EEBFBB4E5FD585E9.png" manifest:media-type="image/png"/>
  <manifest:file-entry manifest:full-path="Pictures/1000000100000217000000A37D0D95084A41A855.png" manifest:media-type="image/png"/>
  <manifest:file-entry manifest:full-path="Pictures/10000000000003610000011F10AF52A657624100.png" manifest:media-type="image/png"/>
  <manifest:file-entry manifest:full-path="Pictures/1000000000000360000002213FAAC8420EBF9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.111cm" svg:y="-0.064cm" svg:width="12.146cm" svg:height="8.096cm" draw:z-index="0"><draw:image xlink:href="Pictures/10000001000001CB00000132EEBFBB4E5FD585E9.png" xlink:type="simple" xlink:show="embed" xlink:actuate="onLoad" draw:mime-type="image/png"/></draw:frame><draw:frame draw:style-name="fr1" draw:name="Изображение2" text:anchor-type="char" svg:x="0.065cm" svg:y="8.214cm" svg:width="17cm" svg:height="5.641cm" draw:z-index="1"><draw:image xlink:href="Pictures/10000000000003610000011F10AF52A657624100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Изображение3" text:anchor-type="char" svg:x="0.076cm" svg:y="0.081cm" svg:width="14.157cm" svg:height="4.313cm" draw:z-index="2"><draw:image xlink:href="Pictures/1000000100000217000000A37D0D95084A41A855.png" xlink:type="simple" xlink:show="embed" xlink:actuate="onLoad" draw:mime-type="image/png"/></draw:frame><draw:frame draw:style-name="fr1" draw:name="Изображение4" text:anchor-type="char" svg:x="0.067cm" svg:y="4.826cm" svg:width="17cm" svg:height="10.723cm" draw:z-index="3"><draw:image xlink:href="Pictures/1000000000000360000002213FAAC8420EBF94F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2T10:58:37.624000000</dc:date>
    <meta:editing-duration>PT20M11S</meta:editing-duration>
    <meta:editing-cycles>3</meta:editing-cycles>
    <meta:generator>LibreOffice/7.4.0.3$Windows_X86_64 LibreOffice_project/f85e47c08ddd19c015c0114a68350214f7066f5a</meta:generator>
    <meta:document-statistic meta:table-count="0" meta:image-count="4" meta:object-count="0" meta:page-count="3" meta:paragraph-count="0" meta:word-count="0" meta:character-count="0" meta:non-whitespace-character-count="0"/>
  </office:meta>
</office:document-meta>
</file>